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position="0% 100%" fo:font-size="10.5pt" officeooo:rsid="006195f7" officeooo:paragraph-rsid="004fd054" style:font-size-asian="9.14999961853027pt" style:font-size-complex="10.5pt"/>
    </style:style>
    <style:style style:name="P10" style:family="paragraph" style:parent-style-name="Standard">
      <style:text-properties style:text-position="sub 58%" style:font-name="Helvetica" fo:font-size="11pt" style:text-underline-style="solid" style:text-underline-width="auto" style:text-underline-color="font-color" fo:font-weight="bold" officeooo:paragraph-rsid="00288a3a" style:font-size-asian="11pt" style:font-weight-asian="bold" style:font-size-complex="11pt" style:font-weight-complex="bold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officeooo:rsid="00577ddb"/>
    </style:style>
    <style:style style:name="T5" style:family="text">
      <style:text-properties officeooo:rsid="00667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5">8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8">Aufgabe 1:</text:p>
      <text:p text:style-name="P10"/>
      <text:p text:style-name="P7">Aufgabe <text:span text:style-name="T2">2</text:span>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2-12T16:38:11.641048000</dc:date>
    <meta:editing-duration>PT7H59M18S</meta:editing-duration>
    <meta:editing-cycles>85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7" meta:word-count="20" meta:character-count="149" meta:non-whitespace-character-count="134"/>
  </office:meta>
</office:document-meta>
</file>